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Heading_20_1">
      <style:paragraph-properties fo:margin-top="0in" fo:margin-bottom="0in" style:contextual-spacing="false" fo:break-before="page"/>
    </style:style>
    <style:style style:name="P3" style:family="paragraph" style:parent-style-name="Heading_20_2">
      <style:paragraph-properties fo:margin-top="0in" fo:margin-bottom="0in" style:contextual-spacing="false"/>
      <style:text-properties officeooo:rsid="000c1d91" officeooo:paragraph-rsid="000c1d91"/>
    </style:style>
    <style:style style:name="P4" style:family="paragraph" style:parent-style-name="Heading_20_2">
      <style:paragraph-properties fo:margin-top="0in" fo:margin-bottom="0in" style:contextual-spacing="false"/>
    </style:style>
    <style:style style:name="P5" style:family="paragraph" style:parent-style-name="Heading_20_3">
      <style:text-properties officeooo:rsid="000eb76d" officeooo:paragraph-rsid="000eb76d"/>
    </style:style>
    <style:style style:name="P6" style:family="paragraph" style:parent-style-name="Heading_20_3">
      <style:text-properties officeooo:rsid="0010646e" officeooo:paragraph-rsid="0010646e"/>
    </style:style>
    <style:style style:name="P7" style:family="paragraph" style:parent-style-name="Heading_20_3">
      <style:text-properties officeooo:rsid="0013d432" officeooo:paragraph-rsid="0013d432"/>
    </style:style>
    <style:style style:name="P8" style:family="paragraph" style:parent-style-name="Heading_20_3">
      <style:text-properties officeooo:rsid="0016dfb2" officeooo:paragraph-rsid="0016dfb2"/>
    </style:style>
    <style:style style:name="P9" style:family="paragraph" style:parent-style-name="Heading_20_3">
      <style:text-properties officeooo:paragraph-rsid="0016dfb2"/>
    </style:style>
    <style:style style:name="P10" style:family="paragraph" style:parent-style-name="Heading_20_3">
      <style:text-properties officeooo:rsid="00185639" officeooo:paragraph-rsid="00185639"/>
    </style:style>
    <style:style style:name="P11" style:family="paragraph" style:parent-style-name="Text_20_body" style:list-style-name="Numbering_20_123">
      <style:paragraph-properties fo:margin-top="0in" fo:margin-bottom="0in" style:contextual-spacing="false"/>
      <style:text-properties officeooo:paragraph-rsid="0007d0a6"/>
    </style:style>
    <style:style style:name="P12" style:family="paragraph" style:parent-style-name="Text_20_body" style:list-style-name="Numbering_20_123">
      <style:paragraph-properties fo:margin-top="0in" fo:margin-bottom="0in" style:contextual-spacing="false"/>
    </style:style>
    <style:style style:name="P13" style:family="paragraph" style:parent-style-name="Text_20_body" style:list-style-name="Numbering_20_123" style:master-page-name="">
      <loext:graphic-properties draw:fill="none"/>
      <style:paragraph-properties fo:margin-left="0.25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-0.1917in"/>
          <style:tab-stop style:position="0in"/>
        </style:tab-stops>
      </style:paragraph-properties>
      <style:text-properties officeooo:paragraph-rsid="0007d0a6"/>
    </style:style>
    <style:style style:name="P14" style:family="paragraph" style:parent-style-name="Text_20_body">
      <style:paragraph-properties fo:margin-top="0in" fo:margin-bottom="0in" style:contextual-spacing="false"/>
      <style:text-properties fo:font-weight="normal" officeooo:rsid="0007d0a6" officeooo:paragraph-rsid="0007d0a6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/>
      <style:text-properties fo:font-weight="normal" officeooo:rsid="000c8953" officeooo:paragraph-rsid="000c8953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0c97ff" officeooo:paragraph-rsid="000c97ff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0d04b1" officeooo:paragraph-rsid="000d04b1" style:font-weight-asian="normal" style:font-weight-complex="normal"/>
    </style:style>
    <style:style style:name="P18" style:family="paragraph" style:parent-style-name="Text_20_body">
      <style:text-properties fo:font-weight="normal" officeooo:rsid="000d2802" officeooo:paragraph-rsid="000d2802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0d2802" officeooo:paragraph-rsid="000d2802" style:font-weight-asian="normal" style:font-weight-complex="normal"/>
    </style:style>
    <style:style style:name="P20" style:family="paragraph" style:parent-style-name="Text_20_body" style:list-style-name="L10">
      <style:text-properties fo:font-weight="normal" officeooo:rsid="0019d61b" officeooo:paragraph-rsid="0019d61b" style:font-weight-asian="normal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07020c" officeooo:paragraph-rsid="0007020c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0c8953" officeooo:paragraph-rsid="000c8953"/>
    </style:style>
    <style:style style:name="P23" style:family="paragraph" style:parent-style-name="Text_20_body" style:list-style-name="L1">
      <style:text-properties officeooo:rsid="000c8953" officeooo:paragraph-rsid="000c8953"/>
    </style:style>
    <style:style style:name="P24" style:family="paragraph" style:parent-style-name="Text_20_body">
      <style:text-properties officeooo:rsid="000eb76d" officeooo:paragraph-rsid="000eb76d"/>
    </style:style>
    <style:style style:name="P25" style:family="paragraph" style:parent-style-name="Text_20_body">
      <style:text-properties style:text-underline-style="solid" style:text-underline-width="auto" style:text-underline-color="font-color" officeooo:rsid="0010646e" officeooo:paragraph-rsid="0010646e"/>
    </style:style>
    <style:style style:name="P26" style:family="paragraph" style:parent-style-name="Text_20_body">
      <style:text-properties style:text-underline-style="solid" style:text-underline-width="auto" style:text-underline-color="font-color" fo:font-weight="normal" officeooo:rsid="0010646e" officeooo:paragraph-rsid="0010646e" style:font-weight-asian="normal" style:font-weight-complex="normal"/>
    </style:style>
    <style:style style:name="P27" style:family="paragraph" style:parent-style-name="Text_20_body">
      <style:text-properties officeooo:rsid="0013d432" officeooo:paragraph-rsid="0013d432"/>
    </style:style>
    <style:style style:name="P28" style:family="paragraph" style:parent-style-name="Text_20_body" style:list-style-name="L3">
      <style:text-properties officeooo:rsid="0013d432" officeooo:paragraph-rsid="0013d432"/>
    </style:style>
    <style:style style:name="P29" style:family="paragraph" style:parent-style-name="Text_20_body" style:list-style-name="L3">
      <style:text-properties officeooo:rsid="0013eedf" officeooo:paragraph-rsid="0013eedf"/>
    </style:style>
    <style:style style:name="P30" style:family="paragraph" style:parent-style-name="Text_20_body">
      <style:text-properties officeooo:rsid="0016dfb2" officeooo:paragraph-rsid="0016dfb2"/>
    </style:style>
    <style:style style:name="P31" style:family="paragraph" style:parent-style-name="Text_20_body" style:list-style-name="L10">
      <style:text-properties officeooo:rsid="00185639" officeooo:paragraph-rsid="00185639"/>
    </style:style>
    <style:style style:name="P32" style:family="paragraph" style:parent-style-name="Text_20_body" style:list-style-name="L10">
      <style:text-properties officeooo:paragraph-rsid="00185639"/>
    </style:style>
    <style:style style:name="P33" style:family="paragraph" style:parent-style-name="Text_20_body" style:list-style-name="L10">
      <style:text-properties fo:font-weight="bold" officeooo:rsid="00185639" officeooo:paragraph-rsid="00185639" style:font-weight-asian="bold" style:font-weight-complex="bold"/>
    </style:style>
    <style:style style:name="P34" style:family="paragraph" style:parent-style-name="Text_20_body" style:list-style-name="L10">
      <style:text-properties fo:font-weight="bold" officeooo:rsid="001917ce" officeooo:paragraph-rsid="001917ce" style:font-weight-asian="bold" style:font-weight-complex="bold"/>
    </style:style>
    <style:style style:name="P35" style:family="paragraph" style:parent-style-name="Text_20_body" style:list-style-name="L10">
      <style:text-properties fo:font-weight="bold" officeooo:rsid="0019d61b" officeooo:paragraph-rsid="0019d61b" style:font-weight-asian="bold" style:font-weight-complex="bold"/>
    </style:style>
    <style:style style:name="P36" style:family="paragraph" style:parent-style-name="Title">
      <style:paragraph-properties fo:margin-top="0in" fo:margin-bottom="0in" style:contextual-spacing="false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0a6" style:font-weight-asian="bold" style:font-weight-complex="bold"/>
    </style:style>
    <style:style style:name="T3" style:family="text">
      <style:text-properties officeooo:rsid="0007d0a6"/>
    </style:style>
    <style:style style:name="T4" style:family="text">
      <style:text-properties officeooo:rsid="000c1d91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1856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5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Badania marketingowe</text:p>
      <text:h text:style-name="P1" text:outline-level="1"><text:bookmark-start text:name="__RefHeading___Toc75_884144253"/>Zajęcia organizacujne.<text:bookmark-end text:name="__RefHeading___Toc75_884144253"/></text:h>
      <text:h text:style-name="P4" text:outline-level="2">Program zajęć</text:h>
      <text:list text:style-name="Numbering_20_123">
        <text:list-item>
          <text:p text:style-name="P12">Zajęcia organizacujne</text:p>
          <text:list>
            <text:list-item>
              <text:p text:style-name="P12">Program zajęć </text:p>
            </text:list-item>
            <text:list-item>
              <text:p text:style-name="P12">Literatura</text:p>
            </text:list-item>
            <text:list-item>
              <text:p text:style-name="P12">Wymagania zaliczeniowe</text:p>
            </text:list-item>
          </text:list>
        </text:list-item>
        <text:list-item>
          <text:p text:style-name="P12">Badanua marketingowe – wprowadzenie do przedmiotu</text:p>
        </text:list-item>
        <text:list-item>
          <text:p text:style-name="P12">Obszary badań marketingowych</text:p>
        </text:list-item>
        <text:list-item>
          <text:p text:style-name="P12">Procedutra I metodyka badan</text:p>
          <text:list>
            <text:list-item>
              <text:p text:style-name="P12">Proces badawczy</text:p>
            </text:list-item>
            <text:list-item>
              <text:p text:style-name="P12">Proces projektowania badań</text:p>
            </text:list-item>
          </text:list>
        </text:list-item>
        <text:list-item>
          <text:p text:style-name="P12">Źrodła informacji w badaniach. Pomiary żrodeł wtórbych</text:p>
        </text:list-item>
        <text:list-item>
          <text:p text:style-name="P12">Metody gromadzenia ingormacji w badaniach pierwotnych</text:p>
        </text:list-item>
        <text:list-item>
          <text:p text:style-name="P12">Proces doboru próby do badań</text:p>
        </text:list-item>
        <text:list-item>
          <text:p text:style-name="P12">Ponuar I skałowanie w badaniach</text:p>
        </text:list-item>
        <text:list-item>
          <text:p text:style-name="P11">Projektowanie narzędzia badawczego</text:p>
        </text:list-item>
        <text:list-item>
          <text:p text:style-name="P13">Metoda redukcji, selekcji, weryfikacji…</text:p>
        </text:list-item>
      </text:list>
      <text:h text:style-name="P4" text:outline-level="2">Literatura</text:h>
      <text:p text:style-name="P21">W bibliotece.</text:p>
      <text:h text:style-name="P4" text:outline-level="2">Wymagania zaliczeniowe</text:h>
      <text:p text:style-name="P21">Wymagania zaliczeniowe (Lekcje) » <text:span text:style-name="T3">Egzamin, od 55%, zwolnenie </text:span><text:span text:style-name="T2">od 4,5pt.</text:span></text:p>
      <text:p text:style-name="P21">Wymagania zaliczeniowe (Ćwiczenia) <text:s/>» Zaliczenie na ocene, na podstawie 12 zadań z zajęć, <text:span text:style-name="T1">do 29/5/2024, od 2.8pt.</text:span></text:p>
      <text:p text:style-name="P14">Nieobecność: 1 raz na wykład, 1 raz na ćwiczenia.</text:p>
      <text:h text:style-name="P2" text:outline-level="1"><text:span text:style-name="T4">Wykład 1. </text:span>Badanua marketingowe – wprowadzenie do przedmiotu <text:span text:style-name="T4">(28/2/2024)</text:span></text:h>
      <text:h text:style-name="P3" text:outline-level="2">Istota badań marketingowych, badań rynku. Użyteczność badań. Etyczne aspekty badań.</text:h>
      <text:h text:style-name="P9" text:outline-level="3"><text:span text:style-name="T5">Badania marketingowe:</text:span> </text:h>
      <text:p text:style-name="P22">Systematyczne gromadzenie, zapisywanie oraz analizowanie danych związanych z działalnością firmy, których posiadania jest konieczne, aby opracować program marketingowy.</text:p>
      <text:p text:style-name="P22">Zebrane dzięki badaniom marketingowym informacje są wsparciem dla kadry kierowniczej <text:span text:style-name="T1">ograniczając ryzyko </text:span>podjęcia <text:span text:style-name="T1">błędniej decyzji.</text:span></text:p>
      <text:p text:style-name="P15"/>
      <text:h text:style-name="Heading_20_3" text:outline-level="3">Uzyskane w wyniku badań dane:</text:h>
      <text:list text:style-name="L1">
        <text:list-item>
          <text:p text:style-name="P23"><text:span text:style-name="T7">Służa doskonaleniu i uspraweniu </text:span><text:span text:style-name="T6">procesów podejmowania decyzji</text:span></text:p>
        </text:list-item>
        <text:list-item>
          <text:p text:style-name="P16"><text:span text:style-name="T7">Pozwalają na </text:span><text:span text:style-name="T6">diagnozowanie probłemów/błedów </text:span><text:span text:style-name="T7">popełnianych przez firmę</text:span></text:p>
        </text:list-item>
        <text:list-item>
          <text:p text:style-name="P16"><text:span text:style-name="T7">Pomagaja w wyborze </text:span><text:span text:style-name="T6">usprawień </text:span><text:span text:style-name="T7">zmierzajączych do zwiększenia zadowolenia klienta.</text:span></text:p>
        </text:list-item>
        <text:list-item>
          <text:p text:style-name="P17"><text:span text:style-name="T7">Umożliwia rozpoznania i </text:span><text:span text:style-name="T6">pomiar zmian </text:span><text:span text:style-name="T7">zachodzących w otoczeniu firmy, głownie popytu.</text:span></text:p>
        </text:list-item>
        <text:list-item>
          <text:p text:style-name="P17"><text:span text:style-name="T7">Wyjaśniają </text:span><text:span text:style-name="T6">mechanizm zachowań </text:span><text:span text:style-name="T7">podmiotów rynku (konsumentów, konkurentów).</text:span></text:p>
        </text:list-item>
        <text:list-item>
          <text:p text:style-name="P17"><text:span text:style-name="T7">Pomagają w rozpoznaniu </text:span><text:span text:style-name="T6">środków umożliwijących zachowanie </text:span><text:span text:style-name="T7">na te zachowania.</text:span></text:p>
        </text:list-item>
        <text:list-item>
          <text:p text:style-name="P17"><text:span text:style-name="T7">Przewidują </text:span><text:span text:style-name="T6">tendencje </text:span><text:span text:style-name="T7">w kształtowaniu się procesów i zjawisk rynkowych</text:span></text:p>
        </text:list-item>
        <text:list-item>
          <text:p text:style-name="P17"><text:span text:style-name="T7">Określają </text:span><text:span text:style-name="T6">potencjal rynku</text:span><text:span text:style-name="T7">, na którym działa firma</text:span></text:p>
        </text:list-item>
      </text:list>
      <text:p text:style-name="P18"><text:span text:style-name="T7"/></text:p>
      <text:h text:style-name="Heading_20_3" text:outline-level="3">Róznica między badaniami marketyngowymi i rynku:</text:h>
      <text:p text:style-name="P18"><text:span text:style-name="T7">Wszyskie badania marketyngowe są badaniami rynku, ale nie wszyscy badania rynku są badaniami marketingowymi</text:span></text:p>
      <text:p text:style-name="P18"><text:span text:style-name="T7"/></text:p>
      <text:h text:style-name="Heading_20_3" text:outline-level="3">Celem badań rynku jest zdobycie informacji okszatłtowaniu się mechanizmów rynkowych:</text:h>
      <text:list text:style-name="L2">
        <text:list-item>
          <text:p text:style-name="P19"><text:span text:style-name="T7">popytu</text:span></text:p>
        </text:list-item>
        <text:list-item>
          <text:p text:style-name="P19"><text:span text:style-name="T7">podaży </text:span></text:p>
        </text:list-item>
        <text:list-item>
          <text:p text:style-name="P19"><text:span text:style-name="T7">cen </text:span></text:p>
        </text:list-item>
        <text:list-item>
          <text:p text:style-name="P19"><text:span text:style-name="T7">zachowań i preferencji konsumentów</text:span></text:p>
        </text:list-item>
        <text:list-item>
          <text:p text:style-name="P19"><text:span text:style-name="T7">działań konkurencji</text:span></text:p>
        </text:list-item>
        <text:list-item>
          <text:p text:style-name="P19"><text:span text:style-name="T7">funkcjowania systemu dystrybucji</text:span></text:p>
        </text:list-item>
        <text:list-item>
          <text:p text:style-name="P19"><text:span text:style-name="T7">sprzedaży</text:span></text:p>
        </text:list-item>
        <text:list-item>
          <text:p text:style-name="P19"><text:span text:style-name="T7">…</text:span></text:p>
        </text:list-item>
      </text:list>
      <text:p text:style-name="P18"><text:span text:style-name="T7"/></text:p>
      <text:h text:style-name="P5" text:outline-level="3">Rodzaje badań rynku:</text:h>
      <text:p text:style-name="P24"><text:span text:style-name="T1">Horyzont czasowy:</text:span> analizy rynku, prognozowanie</text:p>
      <text:p text:style-name="P24"><text:span text:style-name="T1">Metodyka zbierania danych: </text:span>badania jakościowe, badania ilościowe</text:p>
      <text:p text:style-name="P24"><text:span text:style-name="T1">Typ analizowanych danych:</text:span> badania pierwotne, badania wtórne</text:p>
      <text:p text:style-name="P24"><text:span text:style-name="T1">Sposób oragnizacji badań: </text:span>…</text:p>
      <text:p text:style-name="P24"><text:span text:style-name="T1">Cel badań: </text:span><text:span text:style-name="T8">eksploracujne, testowe, cenowe, marki, segmentacujne, panele gospodarstw domowych, mediów, zachowań przy póke sklepowej, reklamy…</text:span></text:p>
      <text:p text:style-name="P24"><text:span text:style-name="T8"/></text:p>
      <text:h text:style-name="P6" text:outline-level="3"><text:soft-page-break/>Rola badań w ustalaniu cełow:</text:h>
      <text:p text:style-name="P25">Sprzedaży<text:span text:style-name="T9"> – poprzez znajomość wielkości rynku, głównych klientów, potencjalnych klientów.</text:span></text:p>
      <text:p text:style-name="P25">Zamierżonego poziomu dyskontowości<text:span text:style-name="T9"> – poprzez znajomość wielkości sprzedaży możliwej do osiągnięcia przy różnych cenach (czyli popyt i cena produktu)</text:span></text:p>
      <text:p text:style-name="P25">Finansowych<text:span text:style-name="T9"> – na podstawie przewidzywanych cen.</text:span></text:p>
      <text:p text:style-name="P25">Dla indywidualnych sprzedawców<text:span text:style-name="T9"> – poprzez znajomość obszaru działającego – </text:span><text:span text:style-name="T10">jego rozmiarów i zdołności nabywczej</text:span><text:span text:style-name="T11">.</text:span></text:p>
      <text:p text:style-name="P26">Promocji i reklamy.</text:p>
      <text:p text:style-name="P26">Ustalaniu cełów odległych.</text:p>
      <text:h text:style-name="P7" text:outline-level="3"/>
      <text:h text:style-name="P7" text:outline-level="3">Rola badań w rozwiązywaniu problemów</text:h>
      <text:p text:style-name="P27">Najcząstsze problemy marketingowe:</text:p>
      <text:list text:style-name="L3">
        <text:list-item>
          <text:p text:style-name="P28">Spadek sprzedaży</text:p>
          <text:list>
            <text:list-item>
              <text:p text:style-name="P28">zmiejszenie się rynku</text:p>
            </text:list-item>
            <text:list-item>
              <text:p text:style-name="P28">zwuęjszina konkurencja</text:p>
            </text:list-item>
            <text:list-item>
              <text:p text:style-name="P28">niski pożiom zapasów</text:p>
            </text:list-item>
            <text:list-item>
              <text:p text:style-name="P28">niedostateczna kontrola jakości itp.</text:p>
            </text:list-item>
          </text:list>
        </text:list-item>
        <text:list-item>
          <text:p text:style-name="P29">Niska zyskowność:</text:p>
          <text:list>
            <text:list-item>
              <text:p text:style-name="P29">zbyt niskie/wysokie ceny</text:p>
            </text:list-item>
          </text:list>
        </text:list-item>
        <text:list-item>
          <text:p text:style-name="P29">Niezdolność do zaspokojenia popytu:</text:p>
          <text:list>
            <text:list-item>
              <text:p text:style-name="P29">czy jest to problem przejściowy</text:p>
            </text:list-item>
            <text:list-item>
              <text:p text:style-name="P29">zbyt niskie ceny</text:p>
            </text:list-item>
            <text:list-item>
              <text:p text:style-name="P29">niewłaściwe wykorszywanie zasobów</text:p>
            </text:list-item>
          </text:list>
        </text:list-item>
      </text:list>
      <text:h text:style-name="P8" text:outline-level="3"/>
      <text:h text:style-name="P8" text:outline-level="3">Rola badań w zarządzaniu</text:h>
      <text:p text:style-name="P30">Właściwe wykorzystanie badań znacznie ogranicza ryzyko zarządzania i przyjęcia się do podejmowania decyzji mniej obarzczocych omyłkami i sądami intuicujnymi</text:p>
      <text:p text:style-name="P30"/>
      <text:h text:style-name="P10" text:outline-level="3"><draw:frame text:anchor-type="paragraph" draw:z-index="0" draw:name="Text Frame 1" draw:style-name="gr2" draw:text-style-name="P39" svg:width="2.3087in" svg:height="0.6004in" svg:x="5.8626in" svg:y="0.2925in"><draw:text-box><text:p text:style-name="P38"><text:span text:style-name="T1">INFORMACJA </text:span></text:p><text:p text:style-name="P38"><text:span text:style-name="T1">WSPIERAJĄCA</text:span></text:p></draw:text-box></draw:frame>Proces podejmowania decyzji:</text:h>
      <text:list text:style-name="L10">
        <text:list-item>
          <text:p text:style-name="P33"><draw:frame text:anchor-type="paragraph" draw:z-index="1" draw:name="Text Frame 2" draw:style-name="gr1" draw:text-style-name="P37" svg:width="0.1169in" svg:height="4.0012in" svg:x="6.9209in" svg:y="0.1925in"><draw:text-box><text:p>BADANIA MARKETINGOWE</text:p></draw:text-box></draw:frame>Identyfikacja sytuacji decyzyjnej</text:p>
          <text:list>
            <text:list-item>
              <text:p text:style-name="P32"><text:span text:style-name="T12">ustalanie cełow</text:span></text:p>
            </text:list-item>
            <text:list-item>
              <text:p text:style-name="P31">poznawanie aktualnego stanu rzeczy</text:p>
            </text:list-item>
            <text:list-item>
              <text:p text:style-name="P31">wyszukiwanie sytuacji sprzyjających w otoczeniu</text:p>
            </text:list-item>
          </text:list>
        </text:list-item>
        <text:list-item>
          <text:p text:style-name="P34">Ustalenie alternatywnych rozwiązań</text:p>
          <text:list>
            <text:list-item>
              <text:p text:style-name="P20">Czynniki kontrolowane</text:p>
            </text:list-item>
            <text:list-item>
              <text:p text:style-name="P20">Czynniki niekontrolowane</text:p>
            </text:list-item>
          </text:list>
        </text:list-item>
        <text:list-item>
          <text:p text:style-name="P35">Ocena i wybór waruantu optymalnego</text:p>
        </text:list-item>
        <text:list-item>
          <text:p text:style-name="P35">Realizacja decyzji</text:p>
        </text:list-item>
        <text:list-item>
          <text:p text:style-name="P35">Kontrol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7020c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8pt" fo:font-weight="bold" officeooo:rsid="0007020c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in" fo:page-height="20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in" fo:page-height="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6:03.547054204</meta:creation-date>
    <dc:date>2024-02-28T11:21:17.943771775</dc:date>
    <meta:editing-duration>PT1H26M39S</meta:editing-duration>
    <meta:editing-cycles>19</meta:editing-cycles>
    <meta:generator>LibreOffice/24.2.0.3$Linux_X86_64 LibreOffice_project/420$Build-3</meta:generator>
    <meta:document-statistic meta:table-count="0" meta:image-count="0" meta:object-count="0" meta:page-count="3" meta:paragraph-count="88" meta:word-count="515" meta:character-count="3915" meta:non-whitespace-character-count="3528"/>
  </office:meta>
</office:document-meta>
</file>